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urgal. Principale ville portuaire d'Ünellia, la cité avait acquis une réputation certaine dans la région. Son port et son aéroport faisaient transiter une quantité phénoménale de marchandises, allant des matières premières importées de la région voisine Hinaus aux voyageurs en visite touristique ou d'affaire venant de tout le pays, voire même au delà de ses frontières. Si Laurgal n'avait pas l'envergure d'Alexandria, elle jouissait tout de même d'une influence non négligeable, étant donné sa position géographique et son statut de port central de Daënastre. Avec une telle renommée, il allait de soi qu'un certain nombre de trafics plus ou moins légaux s'y déroulaient fréquemment. Et parmi les noms qui revenaient lorsque l'on s'intéressait d'un peu plus près à ce genre de commerces, l'auberge « Kahapadnon » s'offrait une place de choix.</text:p>
      <text:p text:style-name="Standard"/>
      <text:p text:style-name="Standard">La taverne grouillait de monde en ce début de soirée. Un brouhaha assez généralisé y régnait, les différents groupes de personnes attablées ne cherchant pas particulièrement à se faire discrets -si ce n'était même le contraire, un espèce de concours de celui qui gueule le plus fort en crachant un peu de sa bière à chaque fois. Deux tables relativement à l'écart faisaient cependant exception à ce bordel ambiant. A la première, une demi-douzaine de types louches parlaient à voix basse. Si le sujet de leur conversation n'était pas audible à moins de se trouver à moins d'un mètre d'eux, la nature illégale de leur transaction ne faisait aucun doute. A la seconde table, une main posée sur le front, se tenait Eléonore.</text:p>
      <text:p text:style-name="Standard"/>
      <text:p text:style-name="Standard">Deux mois. C'est le temps qu'il avait fallu pour que son organisme commence à ressentir sérieusement les effets d'une exposition prolongée à la technologie. Ce qui n'était au début de son séjour à Daënastre qu'un bénin sentiment de mal-être et quelques malaises lorsqu'elle avait été un peu trop entreprenante avec les inventions daënares s'était peu à peu transformé en une sensation permanente de faiblesse et de nausée. Couplé à l'étrange missive qu'elle avait reçue qui lui donnait rendez-vous à Marnaka pour y ourdir un plan supposé déboucher sur une guerre d'ampleur mondiale, ce sentiment désagréable l'avait poussée à prendre la décision de quitter le pays.</text:p>
      <text:p text:style-name="Standard"/>
      <text:p text:style-name="Standard">Eléonore s'était donc mise en quête d'un moyen de transport pour Aildor, tâche qui peut s'avérer plus ardue qu'elle n'en avait l'air au premier abord lorsque l'on se trouve dans son cas précis. D'une part parce que en tant qu'anomalie, my'tranne de surcroît, la jeune femme devait se faire petite. Exit, donc, les solutions « officielles » et les registres. Et d'une autre part parce que, il fallait bien le dire, elle était fauchée. Sans emploi, à avoir traversé la moitié de la planète pour son bon plaisir, elle avait évidemment fini par mettre à mal ses maigres ressources. Même le vol à la tire -ou le racket pur et simple- ne lui fournissait pas un revenu suffisamment stable pour qu'elle puisse agir à sa guise. Elle cherchait dès lors plus un passeur qu'un capitaine, quelqu'un qui pourrait la transporter de manière discrète et pour par cher. Quitte à négocier son trajet.</text:p>
      <text:p text:style-name="Standard"/>
      <text:p text:style-name="Standard">Ainsi, l'anomalie avait finalement atterri au Kahapadnon après avoir posé quelques questions à des personnes suffisamment louches, où on lui avait assuré qu'elle trouverait son bonheur. Ou au moins un capitaine peu scrupuleux prêt à négocier une traversée jusqu'au continent nordique. Elle était directement allée voir le tenancier de la gargote pour lui présenter sa requête, en se gardant bien d'évoquer les raisons de sa nécessaire discrétion. Celui-ci lui avait dit qu'il en parlerait aux potentiels intéressés et qu'on viendrait la voir s'il trouvait preneur. Elle le remercia en commandant une pinte et alla s'installer à la table où elle était toujours assise à cet instant, la chope devant elle s'étant entre vidée d'une bonne moitié de son contenu. Si la petite blonde ne semblait pas au meilleur de sa forme -et à juste titre, il ne fallait tout de même pas sous-estimer sa capacité à mener une négociation ferme. Et surtout à calmer toute velléité de la part d'un soûlard un peu trop engageant...</text:p>
      <text:p text:style-name="P1">Tandis qu'Eléonore continuait à lutter contre ce qui ressemblait fort à une gueule de bois -mais qui, pour une fois, n'en était pas une, une agitation toute particulière du côté de la porte d'entrée vint s'ajouter au brouhaha qui emplissait pourtant déjà la salle nauséabonde du Kahapadnon. Levant un œil pour observer ce qu'il s'y tramait, plus par réaction au bruit que par réel intérêt, la demoiselle fut témoin de l'arrivée pour le moins remarquable d'un grand bonhomme à l'allure festive et raffinée. Ce dernier sentiment fut confirmé par les paroles du chant que se mirent à entonner pratiquement tous les soûlards de la taverne, d'une délicatesse rare. Eléonore arqua un sourcil mi-amusé, mi-consterné en regardant le nouvel arrivant, qui semblait se délecter de cet « hommage ». </text:p>
      <text:p text:style-name="Standard"/>
      <text:p text:style-name="Standard">Celui-ci était vêtu comme un marin, mais l'état de ses habits laissait plus présager qu'il ne faisait pas partie de la marine nationale, plutôt d'un vieux rafiot brinquebalant où le rhum le disputait au poisson pourri en terme d'odeur et de tâches. Cela étant, le bonhomme semblait jouir d'une réputation confortable en ces lieux, vue l'accueil qui lui avait été réservée et, il fallait l'admettre, possédait un certain charisme. Après son entrée en fanfare dans la gargote, le loup de mer se dirigea derechef au comptoir pour y commander une boisson. Eléonore se releva alors imperceptiblement de sa chaise en voyant le tenancier lui glisser quelques mots à l'oreille, son intérêt piqué au vif tant elle espérait que cette messe basse soit à son sujet.</text:p>
      <text:p text:style-name="Standard"/>
      <text:p text:style-name="Standard">Ses espoirs semblèrent se réaliser lorsque le dénommé Pedro -s'il était bien le « héros » de la chanson qu'elle venait d'entendre- lui jeta un regard curieux avant de marcher dans sa direction, non sans au préalable hurler à qui voulait l'entendre qu'elle cherchait un navire pour rallier le Nord, avant d'y ajouter des suppositions salaces quant à la manière dont elle payerait son trajet. Tandis qu'il s'adonnait à une démonstration plutôt explicite de ce qu'il entendait par là, Eléonore jeta rapidement un œil légèrement inquiet autour d'elle pour s'assurer que personne n'avait tiqué à l'exposition aussi vulgaire de ses projets avant de recentrer son attention sur le pirate, rassurée de voir que non, personne n'en avait rien à foutre, trop occupés qu'ils étaient à abreuver leur barbe de mousse.</text:p>
      <text:p text:style-name="Standard"/>
      <text:p text:style-name="Standard">-Quelle classe. Railla-t-elle.</text:p>
      <text:p text:style-name="Standard"/>
      <text:p text:style-name="Standard">Continuant sur sa lancée de maître des lieux, Pedro arriva jusqu'à sa position et prit place à sa table, non sans avoir au préalable dépossédé un pauvre bougre de sa chaise, avant de lui demander son nom avec la courtoisie d'un gentilhomme. Eléonore mit quelques secondes à répondre alors qu'elle continuait à observer celui qui pourrait peut-être la sortir de son pétrin. Difficile de savoir ce qui la mettait le plus mal à l'aise chez lui. Étaient-ce les deux animaux qui trônaient chacun sur une de ses épaules et qui avaient l’œil au moins aussi lubrique que lui ? Ou bien était-ce son attitude si grossière qu'elle lui donnait envie de l'émasculer sur le champ ? A moins que ce ne soit simplement son mal du pays qui la reprenait, et qu'il n'ait rien à voir avec ceci ? Toujours était-il que la jeune femme aux yeux de jade n'était pas au meilleur de sa forme au moment où Pedro s'attabla à ses côtés. Pour faire passer ce malaise, et aussi un peu pour faire la maligne, Eléonore vida sa chope d'une traite avant de faire signe au barman de lui servir la petite sœur, puis elle plongea son regard olive dans celui de l'homme à la barbe hirsute.</text:p>
      <text:p text:style-name="Standard"/>
      <text:p text:style-name="Standard">-Appelle-moi Eléonore. Tu dois être Pedro ? Celui dont les exploits sont contés par les bardes dans les grands lieux de ce monde. Je me trompe ?</text:p>
      <text:p text:style-name="Standard"/>
      <text:p text:style-name="Standard">Elle insista lourdement sur le mot « exploit », faisant évidemment référence à cette chanson paillarde que les matelots venaient de brailler. La blondinette avait momentanément laissé son habituel ton familier de côté pour opter pour un accent de la haute tout à fait ironique. Elle connaissait ce genre de types. Il fallait leur tenir tête d'entrée de jeu. Si vous leur laissez ne serait-ce qu'un instant le sentiment qu'ils dominent réellement l'échange, ils vous bouffent toute crue et font ce qu'ils veulent de vous ensuite. Elle reprit sans plus attendre.</text:p>
      <text:p text:style-name="Standard"><text:soft-page-break/></text:p>
      <text:p text:style-name="Standard">-Yep, je cherche un bateau pour m'emmener à Aildor. T'as ça sous la main ?</text:p>
      <text:p text:style-name="P1">Eléonore semblait avoir affaire à un drôle d'hurluberlu. Il ne sembla nullement prendre la mouche suite à ses remarques sarcastiques, s'amusant au contraire de bon cœur de sa référence au couplet graveleux entonné un peu plus tôt. Sous ces airs de joutes verbales et de traits d'esprit, les deux protagonistes n'en étaient pas moins attentifs à la personne avec laquelle ils étaient en train de dialoguer. L'anomalie avait commencé à jauger Pedro dès son entrée dans la taverne, et celui-ci le lui rendait bien maintenant qu'ils étaient face à face, n'hésitant pas à la décortiquer du regard jusqu'à son décolleté, examen que la blonde toléra sans broncher malgré le sentiment de malaise grandissant qu'elle ressentait. Le forban répondit ensuite par l'affirmative à sa requête, lui indiquant dans un nouveau sous-entendu phallique qui lui arracha un petit rire à mi-chemin entre l'amusement et la consternation qu'il avait bien un navire à sa disposition.</text:p>
      <text:p text:style-name="Standard"/>
      <text:p text:style-name="Standard">C'est lorsque, pour appuyer ses propos, il lui désigna son tricorne qu'Eléonore mit enfin la main sur ce qui la mettait si mal à l'aise chez lui. Ce type avait un putain de bras en métal, pure fabrication daënare dont la technologie suintait par chaque boulon. En l'apercevant -enfin-, le cœur de la Zagashienne rata un battement. C'était à ses yeux un véritable bijou de mécanique qui réveilla instantanément tous les instincts hérétiques qui sommeillaient en elle. Ses yeux s'écarquillèrent, elle se redressa légèrement sur sa chaise et le bout de son nez si expressif se mit à frétiller d'excitation. Cependant, aussi alléchante que soit cette exo-armure, elle possédait toujours cette faculté désagréable de foutre son estomac en vrac, comme chaque création des ingénieurs renégats. Alors l'anomalie usa de toute sa volonté pour empêcher son bras de venir caresser l'augmentation métallique, geste qui dans son état actuel aurait été plus qu'inconsidéré.</text:p>
      <text:p text:style-name="Standard"/>
      <text:p text:style-name="Standard">Le pirate reprit la parole, exprimant à son tour dans un registre au sérieux étonnant ses propres interrogations et inquiétudes, toutes absolument légitime. La seule question gênante dans le lot était celle sur sa condition physique déplorable, que Pedro ne manqua pas de remarquer. D'un autre côté, c'était difficile de le rater. Toujours absorbée par le bras mécanique sous ses yeux, Eléonore mit quelques secondes avant de répondre. Pas question bien sûr de lui révéler la véritable origine de son mal. Cela serait revenu à immédiatement lui avouer qu'elle était My'trane, chose qu'elle souhaitait à présent éviter, son séjour en Daënastre ayant déjà causé suffisamment de vagues. La jeune femme avait même pris soin de troquer son éternelle tenue zagashienne pour un accoutrement plus passe-partout, une tunique typiquement daënastre dans laquelle ses mouvements restaient suffisamment libres pour ne pas se retrouver bloquée en cas d'affrontement.</text:p>
      <text:p text:style-name="Standard"/>
      <text:p text:style-name="Standard">-C'est rien qu'une méchante gueule de bois. Ton équipage ne craint rien.</text:p>
      <text:p text:style-name="Standard"/>
      <text:p text:style-name="Standard">Vilain mensonge. Mais l'explication était suffisamment simple pour qu'elle ne s'emmêle pas les pinceaux, et suffisamment plausible pour que Pedro ne pose pas trop de questions normalement. Et là où Eléonore ne mentait pas, c'était que son état n'était pas contagieux. Ce n'était donc qu'un demi-mensonge et elle s'en sortait avec la conscience tranquille -comme si mentir l'avait déjà dérangée. C'est ironiquement au moment où elle utilisait cette justification que le barman apparut à leur table pour lui délivrer sa seconde tournée. La blonde aux yeux olives s'empara de sa chope avant de la lever comme pour porter un toast en arquant un sourcil coupable l'air de dire « Il faut soigner le mal par le mal, que veux-tu... ». Elle s'envoya une longue gorgée puis reposa le godet sur la table dans un bruit sourd avant de finalement daigner plonger son regard de jade dans celui du capitaine.</text:p>
      <text:p text:style-name="Standard"/>
      <text:p text:style-name="Standard">-Ce que je vais foutre à Aildor ne regarde que moi. Maintenant... Je vais pas te mentir, j'ai pas beaucoup d'Irys à t'offrir. Par contre, crois-moi, je suis loin d'être un boulet sur un rafiot. Je sais naviguer et je suis prête à accomplir les tâches qu'il faudra pour payer ma part. Je peux aussi assurer votre protection. Sans me la raconter, je pense que je vaux mieux que la plupart de tes hommes un sabre à la main. En gros, je peux rembourser ma dette en... services.</text:p>
      <text:p text:style-name="Standard"/>
      <text:p text:style-name="Standard">Elle avait failli dire « nature », mais ne voulait pas lui offrir une si belle occasion de s'offrir une <text:soft-page-break/>nouvelle allusion sur cette expression beaucoup trop connotée. Eléonore fit le compte et réalisa que ses arguments étaient plutôt maigres. En plus de ça, il fallait espérer que ses mensonges et ses cachotteries n'agacent pas trop le pirate, qui malgré la confiance apparente de la blondinette restait le décisionnaire final et déciderait selon son bon vouloir si oui ou non il l'acceptait à son bord. A partir de là, il fallait commencer à réfléchir à différents moyens d'obtenir sa place. S'il le faudrait, l'anomalie pourrait aller jusqu'à tuer un membre d'équipage et prendre sa place.</text:p>
      <text:p text:style-name="Standard"/>
      <text:p text:style-name="Standard">-Sauf si tu vois un autre moyen pour moi de payer mon voyage ? Lâcha-t-elle résignée.</text:p>
      <text:p text:style-name="Standard"/>
      <text:p text:style-name="Standard">Tendre le bâton pour se faire battre, allégor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3-06T23:23:26.58</meta:creation-date>
    <dc:date>2018-03-15T12:43:22.91</dc:date>
    <meta:editing-duration>PT20H36M39S</meta:editing-duration>
    <meta:editing-cycles>438</meta:editing-cycles>
    <meta:generator>OpenOffice/4.1.3$Win32 OpenOffice.org_project/413m1$Build-9783</meta:generator>
    <meta:document-statistic meta:table-count="0" meta:image-count="0" meta:object-count="0" meta:page-count="5" meta:paragraph-count="22" meta:word-count="2240" meta:character-count="13549"/>
  </office:meta>
</office:document-meta>
</file>